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9pt" style:font-size-asian="9pt" style:font-size-complex="9pt"/>
    </style:style>
    <style:style style:name="P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/>
    </style:style>
    <style:style style:name="P4" style:parent-style-name="Standard" style:family="paragraph">
      <style:text-properties fo:font-size="9pt" style:font-size-asian="9pt" style:font-size-complex="9pt"/>
    </style:style>
    <style:style style:name="P5" style:parent-style-name="Standard" style:family="paragraph">
      <style:text-properties fo:font-size="9pt" style:font-size-asian="9pt" style:font-size-complex="9pt"/>
    </style:style>
    <style:style style:name="P6" style:parent-style-name="Standard" style:family="paragraph">
      <style:text-properties fo:font-size="9pt" style:font-size-asian="9pt" style:font-size-complex="9pt"/>
    </style:style>
    <style:style style:name="P7" style:parent-style-name="Standard" style:family="paragraph">
      <style:text-properties fo:font-size="9pt" style:font-size-asian="9pt" style:font-size-complex="9pt"/>
    </style:style>
    <style:style style:name="P8" style:parent-style-name="Standard" style:family="paragraph">
      <style:text-properties fo:font-size="9pt" style:font-size-asian="9pt" style:font-size-complex="9pt"/>
    </style:style>
    <style:style style:name="P9" style:parent-style-name="Standard" style:family="paragraph">
      <style:text-properties fo:font-size="9pt" style:font-size-asian="9pt" style:font-size-complex="9pt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/>
    </style:style>
    <style:style style:name="P12" style:parent-style-name="Standard" style:family="paragraph">
      <style:text-properties fo:font-size="9pt" style:font-size-asian="9pt" style:font-size-complex="9pt"/>
    </style:style>
    <style:style style:name="P13" style:parent-style-name="Standard" style:family="paragraph">
      <style:text-properties fo:font-size="9pt" style:font-size-asian="9pt" style:font-size-complex="9pt"/>
    </style:style>
    <style:style style:name="P14" style:parent-style-name="Standard" style:family="paragraph">
      <style:text-properties fo:font-size="9pt" style:font-size-asian="9pt" style:font-size-complex="9pt"/>
    </style:style>
    <style:style style:name="P15" style:parent-style-name="Standard" style:family="paragraph">
      <style:text-properties fo:font-size="9pt" style:font-size-asian="9pt" style:font-size-complex="9pt"/>
    </style:style>
    <style:style style:name="P16" style:parent-style-name="Standard" style:family="paragraph">
      <style:text-properties fo:font-size="9pt" style:font-size-asian="9pt" style:font-size-complex="9pt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P19" style:parent-style-name="Standard" style:family="paragraph">
      <style:text-properties fo:font-size="9pt" style:font-size-asian="9pt" style:font-size-complex="9pt"/>
    </style:style>
    <style:style style:name="P20" style:parent-style-name="Standard" style:family="paragraph">
      <style:text-properties fo:font-size="9pt" style:font-size-asian="9pt" style:font-size-complex="9pt"/>
    </style:style>
    <style:style style:name="P21" style:parent-style-name="Standard" style:family="paragraph">
      <style:text-properties fo:font-size="9pt" style:font-size-asian="9pt" style:font-size-complex="9pt"/>
    </style:style>
    <style:style style:name="P22" style:parent-style-name="Standard" style:family="paragraph">
      <style:text-properties fo:font-size="9pt" style:font-size-asian="9pt" style:font-size-complex="9pt"/>
    </style:style>
    <style:style style:name="P23" style:parent-style-name="Standard" style:family="paragraph">
      <style:text-properties fo:font-size="9pt" style:font-size-asian="9pt" style:font-size-complex="9pt"/>
    </style:style>
    <style:style style:name="P24" style:parent-style-name="Standard" style:family="paragraph">
      <style:text-properties fo:font-size="9pt" style:font-size-asian="9pt" style:font-size-complex="9pt"/>
    </style:style>
    <style:style style:name="P25" style:parent-style-name="Standard" style:family="paragraph">
      <style:text-properties fo:font-size="9pt" style:font-size-asian="9pt" style:font-size-complex="9pt"/>
    </style:style>
    <style:style style:name="P26" style:parent-style-name="Standard" style:family="paragraph">
      <style:text-properties fo:font-size="9pt" style:font-size-asian="9pt" style:font-size-complex="9pt"/>
    </style:style>
    <style:style style:name="P27" style:parent-style-name="Standard" style:family="paragraph">
      <style:text-properties fo:font-size="9pt" style:font-size-asian="9pt" style:font-size-complex="9pt"/>
    </style:style>
    <style:style style:name="P28" style:parent-style-name="Standard" style:family="paragraph">
      <style:text-properties fo:font-size="9pt" style:font-size-asian="9pt" style:font-size-complex="9pt"/>
    </style:style>
    <style:style style:name="P29" style:parent-style-name="Standard" style:family="paragraph">
      <style:text-properties fo:font-size="9pt" style:font-size-asian="9pt" style:font-size-complex="9pt"/>
    </style:style>
    <style:style style:name="P30" style:parent-style-name="Standard" style:family="paragraph">
      <style:text-properties fo:font-size="9pt" style:font-size-asian="9pt" style:font-size-complex="9pt"/>
    </style:style>
    <style:style style:name="P31" style:parent-style-name="Standard" style:family="paragraph">
      <style:text-properties fo:font-size="9pt" style:font-size-asian="9pt" style:font-size-complex="9pt"/>
    </style:style>
    <style:style style:name="P32" style:parent-style-name="Standard" style:family="paragraph">
      <style:text-properties fo:font-size="9pt" style:font-size-asian="9pt" style:font-size-complex="9pt"/>
    </style:style>
    <style:style style:name="P33" style:parent-style-name="Standard" style:family="paragraph">
      <style:text-properties fo:font-size="9pt" style:font-size-asian="9pt" style:font-size-complex="9pt"/>
    </style:style>
    <style:style style:name="P34" style:parent-style-name="Standard" style:family="paragraph">
      <style:text-properties fo:font-size="9pt" style:font-size-asian="9pt" style:font-size-complex="9pt"/>
    </style:style>
    <style:style style:name="P35" style:parent-style-name="Standard" style:family="paragraph">
      <style:text-properties fo:font-size="9pt" style:font-size-asian="9pt" style:font-size-complex="9pt"/>
    </style:style>
    <style:style style:name="P36" style:parent-style-name="Standard" style:family="paragraph">
      <style:text-properties fo:font-size="9pt" style:font-size-asian="9pt" style:font-size-complex="9pt"/>
    </style:style>
    <style:style style:name="P37" style:parent-style-name="Standard" style:family="paragraph">
      <style:text-properties fo:font-size="9pt" style:font-size-asian="9pt" style:font-size-complex="9pt"/>
    </style:style>
    <style:style style:name="P38" style:parent-style-name="Standard" style:family="paragraph">
      <style:text-properties fo:font-size="9pt" style:font-size-asian="9pt" style:font-size-complex="9pt"/>
    </style:style>
    <style:style style:name="P39" style:parent-style-name="Standard" style:family="paragraph">
      <style:text-properties fo:font-size="9pt" style:font-size-asian="9pt" style:font-size-complex="9pt"/>
    </style:style>
    <style:style style:name="P40" style:parent-style-name="Standard" style:family="paragraph">
      <style:text-properties fo:font-size="9pt" style:font-size-asian="9pt" style:font-size-complex="9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P43" style:parent-style-name="Standard" style:family="paragraph">
      <style:text-properties fo:font-size="9pt" style:font-size-asian="9pt" style:font-size-complex="9pt"/>
    </style:style>
    <style:style style:name="P44" style:parent-style-name="Standard" style:family="paragraph">
      <style:text-properties fo:font-size="9pt" style:font-size-asian="9pt" style:font-size-complex="9pt"/>
    </style:style>
    <style:style style:name="P45" style:parent-style-name="Standard" style:family="paragraph">
      <style:text-properties fo:font-size="9pt" style:font-size-asian="9pt" style:font-size-complex="9pt"/>
    </style:style>
    <style:style style:name="P46" style:parent-style-name="Standard" style:family="paragraph">
      <style:text-properties fo:font-size="9pt" style:font-size-asian="9pt" style:font-size-complex="9pt"/>
    </style:style>
    <style:style style:name="P47" style:parent-style-name="Standard" style:family="paragraph">
      <style:text-properties fo:font-size="9pt" style:font-size-asian="9pt" style:font-size-complex="9pt"/>
    </style:style>
    <style:style style:name="P48" style:parent-style-name="Standard" style:family="paragraph">
      <style:text-properties fo:font-size="9pt" style:font-size-asian="9pt" style:font-size-complex="9pt"/>
    </style:style>
    <style:style style:name="P49" style:parent-style-name="Standard" style:family="paragraph">
      <style:text-properties fo:font-size="9pt" style:font-size-asian="9pt" style:font-size-complex="9pt"/>
    </style:style>
    <style:style style:name="P50" style:parent-style-name="Standard" style:family="paragraph">
      <style:text-properties fo:font-size="9pt" style:font-size-asian="9pt" style:font-size-complex="9pt"/>
    </style:style>
    <style:style style:name="P51" style:parent-style-name="Standard" style:family="paragraph">
      <style:text-properties fo:font-size="9pt" style:font-size-asian="9pt" style:font-size-complex="9pt"/>
    </style:style>
    <style:style style:name="P52" style:parent-style-name="Standard" style:family="paragraph">
      <style:text-properties fo:font-size="9pt" style:font-size-asian="9pt" style:font-size-complex="9pt"/>
    </style:style>
    <style:style style:name="P53" style:parent-style-name="Standard" style:family="paragraph">
      <style:text-properties fo:font-size="9pt" style:font-size-asian="9pt" style:font-size-complex="9pt"/>
    </style:style>
    <style:style style:name="P54" style:parent-style-name="Standard" style:family="paragraph">
      <style:text-properties fo:font-size="9pt" style:font-size-asian="9pt" style:font-size-complex="9pt"/>
    </style:style>
    <style:style style:name="P55" style:parent-style-name="Standard" style:family="paragraph">
      <style:text-properties fo:font-size="9pt" style:font-size-asian="9pt" style:font-size-complex="9pt"/>
    </style:style>
    <style:style style:name="P56" style:parent-style-name="Standard" style:family="paragraph">
      <style:text-properties fo:font-size="9pt" style:font-size-asian="9pt" style:font-size-complex="9pt"/>
    </style:style>
    <style:style style:name="P57" style:parent-style-name="Standard" style:family="paragraph">
      <style:text-properties fo:font-size="9pt" style:font-size-asian="9pt" style:font-size-complex="9pt"/>
    </style:style>
    <style:style style:name="P58" style:parent-style-name="Standard" style:family="paragraph">
      <style:text-properties fo:font-size="9pt" style:font-size-asian="9pt" style:font-size-complex="9pt"/>
    </style:style>
    <style:style style:name="P59" style:parent-style-name="Standard" style:family="paragraph">
      <style:text-properties fo:font-size="9pt" style:font-size-asian="9pt" style:font-size-complex="9pt"/>
    </style:style>
    <style:style style:name="P60" style:parent-style-name="Standard" style:family="paragraph">
      <style:text-properties fo:font-size="9pt" style:font-size-asian="9pt" style:font-size-complex="9pt"/>
    </style:style>
    <style:style style:name="T61" style:parent-style-name="Policepardéfaut" style:family="text">
      <style:text-properties fo:font-size="9pt" style:font-size-asian="9pt" style:font-size-complex="9pt"/>
    </style:style>
    <style:style style:name="T62" style:parent-style-name="Policepardéfaut" style:family="text">
      <style:text-properties fo:font-size="9pt" style:font-size-asian="9pt" style:font-size-complex="9pt" fo:language="en" fo:country="CA"/>
    </style:style>
    <style:style style:name="T63" style:parent-style-name="Policepardéfaut" style:family="text">
      <style:text-properties fo:font-size="9pt" style:font-size-asian="9pt" style:font-size-complex="9pt" fo:language="en" fo:country="CA"/>
    </style:style>
    <style:style style:name="T64" style:parent-style-name="Policepardéfaut" style:family="text">
      <style:text-properties fo:font-size="9pt" style:font-size-asian="9pt" style:font-size-complex="9pt" fo:language="en" fo:country="CA"/>
    </style:style>
    <style:style style:name="T65" style:parent-style-name="Policepardéfaut" style:family="text">
      <style:text-properties fo:font-size="9pt" style:font-size-asian="9pt" style:font-size-complex="9pt" fo:language="en" fo:country="CA"/>
    </style:style>
    <style:style style:name="T66" style:parent-style-name="Policepardéfaut" style:family="text">
      <style:text-properties fo:font-size="9pt" style:font-size-asian="9pt" style:font-size-complex="9pt" fo:language="en" fo:country="CA"/>
    </style:style>
    <style:style style:name="T67" style:parent-style-name="Policepardéfaut" style:family="text">
      <style:text-properties fo:font-size="9pt" style:font-size-asian="9pt" style:font-size-complex="9pt" fo:language="en" fo:country="CA"/>
    </style:style>
    <style:style style:name="T68" style:parent-style-name="Policepardéfaut" style:family="text">
      <style:text-properties fo:font-size="9pt" style:font-size-asian="9pt" style:font-size-complex="9pt" fo:language="en" fo:country="CA"/>
    </style:style>
    <style:style style:name="T69" style:parent-style-name="Policepardéfaut" style:family="text">
      <style:text-properties fo:font-size="9pt" style:font-size-asian="9pt" style:font-size-complex="9pt" fo:language="en" fo:country="CA"/>
    </style:style>
    <style:style style:name="T70" style:parent-style-name="Policepardéfaut" style:family="text">
      <style:text-properties fo:font-size="9pt" style:font-size-asian="9pt" style:font-size-complex="9pt" fo:language="en" fo:country="CA"/>
    </style:style>
    <style:style style:name="T71" style:parent-style-name="Policepardéfaut" style:family="text">
      <style:text-properties fo:font-size="9pt" style:font-size-asian="9pt" style:font-size-complex="9pt" fo:language="en" fo:country="CA"/>
    </style:style>
    <style:style style:name="T72" style:parent-style-name="Policepardéfaut" style:family="text">
      <style:text-properties fo:font-size="9pt" style:font-size-asian="9pt" style:font-size-complex="9pt"/>
    </style:style>
    <style:style style:name="P73" style:parent-style-name="Standard" style:family="paragraph">
      <style:text-properties fo:font-size="9pt" style:font-size-asian="9pt" style:font-size-complex="9pt"/>
    </style:style>
    <style:style style:name="P74" style:parent-style-name="Standard" style:family="paragraph">
      <style:text-properties fo:font-size="9pt" style:font-size-asian="9pt" style:font-size-complex="9pt"/>
    </style:style>
    <style:style style:name="P75" style:parent-style-name="Standard" style:family="paragraph">
      <style:text-properties fo:font-size="9pt" style:font-size-asian="9pt" style:font-size-complex="9pt"/>
    </style:style>
    <style:style style:name="P76" style:parent-style-name="Standard" style:family="paragraph">
      <style:text-properties fo:font-size="9pt" style:font-size-asian="9pt" style:font-size-complex="9pt"/>
    </style:style>
    <style:style style:name="P77" style:parent-style-name="Standard" style:family="paragraph">
      <style:text-properties fo:font-size="9pt" style:font-size-asian="9pt" style:font-size-complex="9pt"/>
    </style:style>
    <style:style style:name="P78" style:parent-style-name="Standard" style:family="paragraph">
      <style:text-properties fo:font-size="9pt" style:font-size-asian="9pt" style:font-size-complex="9pt"/>
    </style:style>
    <style:style style:name="P79" style:parent-style-name="Standard" style:family="paragraph">
      <style:text-properties fo:font-size="9pt" style:font-size-asian="9pt" style:font-size-complex="9pt"/>
    </style:style>
    <style:style style:name="P80" style:parent-style-name="Standard" style:family="paragraph">
      <style:paragraph-properties fo:text-align="center" fo:line-height="0.1111in"/>
      <style:text-properties fo:font-size="9pt" style:font-size-asian="9pt" style:font-size-complex="9pt"/>
    </style:style>
    <style:style style:name="P81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82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83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84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85" style:parent-style-name="Standard" style:family="paragraph">
      <style:paragraph-properties fo:text-align="justify" fo:line-height="0.1111in" fo:text-indent="0.4916in"/>
      <style:text-properties fo:font-size="9pt" style:font-size-asian="9pt" style:font-size-complex="9pt"/>
    </style:style>
    <style:style style:name="P86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87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88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89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0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1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2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3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4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5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6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7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8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99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00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01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02" style:parent-style-name="Standard" style:family="paragraph">
      <style:paragraph-properties fo:text-align="justify" fo:line-height="0.1111in" fo:text-indent="0.4916in"/>
      <style:text-properties fo:font-size="9pt" style:font-size-asian="9pt" style:font-size-complex="9pt"/>
    </style:style>
    <style:style style:name="P103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04" style:parent-style-name="Standard" style:family="paragraph">
      <style:paragraph-properties fo:text-align="justify" fo:line-height="0.1111in" fo:text-indent="0.4916in"/>
      <style:text-properties fo:font-size="9pt" style:font-size-asian="9pt" style:font-size-complex="9pt"/>
    </style:style>
    <style:style style:name="P105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06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07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08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09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0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1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2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3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4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5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6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7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8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19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20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21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22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23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24" style:parent-style-name="Standard" style:family="paragraph">
      <style:paragraph-properties fo:text-align="justify" fo:line-height="0.1111in"/>
      <style:text-properties fo:font-size="9pt" style:font-size-asian="9pt" style:font-size-complex="9pt"/>
    </style:style>
    <style:style style:name="P125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26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27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28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29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30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31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32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33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34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35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36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37" style:parent-style-name="Standard" style:family="paragraph">
      <style:paragraph-properties fo:text-align="center" fo:line-height="0.1111in"/>
      <style:text-properties fo:font-weight="bold" style:font-weight-asian="bold" style:font-weight-complex="bold" fo:font-size="9pt" style:font-size-asian="9pt" style:font-size-complex="9pt"/>
    </style:style>
    <style:style style:name="P138" style:parent-style-name="Standard" style:family="paragraph">
      <style:paragraph-properties fo:text-align="center" fo:line-height="0.1111in"/>
      <style:text-properties fo:font-weight="bold" style:font-weight-asian="bold" style:font-weight-complex="bold" fo:font-size="9pt" style:font-size-asian="9pt" style:font-size-complex="9pt"/>
    </style:style>
    <style:style style:name="P139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0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1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2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3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4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5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6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7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8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49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0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1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2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3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4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5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6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7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8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59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0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1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2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3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4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5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6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7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8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69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0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1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2" style:parent-style-name="Standard" style:family="paragraph">
      <style:paragraph-properties fo:line-height="0.1111in"/>
      <style:text-properties fo:font-size="9pt" style:font-size-asian="9pt" style:font-size-complex="9pt" fo:background-color="#FFF200"/>
    </style:style>
    <style:style style:name="P173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4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5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6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7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8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79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0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1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2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3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4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5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6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7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8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89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90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91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92" style:parent-style-name="Standard" style:family="paragraph">
      <style:paragraph-properties fo:line-height="0.1111in"/>
      <style:text-properties fo:font-size="9pt" style:font-size-asian="9pt" style:font-size-complex="9pt"/>
    </style:style>
    <style:style style:name="P193" style:parent-style-name="Standard" style:family="paragraph">
      <style:paragraph-properties fo:line-height="0.1111in"/>
    </style:style>
    <style:style style:name="T194" style:parent-style-name="Policepardéfaut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Pseudo Code palindrome</text:p>
      <text:p text:style-name="P2"/>
      <text:p text:style-name="P3">char mot[20]</text:p>
      <text:p text:style-name="P4">char lettre</text:p>
      <text:p text:style-name="P5"/>
      <text:p text:style-name="P6">main ()</text:p>
      <text:p text:style-name="P7"/>
      <text:p text:style-name="P8">DÉBUT</text:p>
      <text:p text:style-name="P9"><text:tab/>// main (réel)</text:p>
      <text:p text:style-name="P10"><text:tab/>// i (entier)</text:p>
      <text:p text:style-name="P11"><text:tab/>// mot [20] (charactère)</text:p>
      <text:p text:style-name="P12"><text:tab/>// lettre (charactère)</text:p>
      <text:p text:style-name="P13"/>
      <text:p text:style-name="P14"><text:tab/>Demander à l’utilisateur d’entrer le mot désiré au clavier</text:p>
      <text:p text:style-name="P15"><text:tab/>Lire le mot[20] du clavier</text:p>
      <text:p text:style-name="P16"/>
      <text:p text:style-name="P17"><text:tab/>Écrire nomPalindrome à l’écran</text:p>
      <text:p text:style-name="P18"><text:tab/>Lire nomPalindrome du clavier<text:tab/></text:p>
      <text:p text:style-name="P19"><text:tab/><text:tab/></text:p>
      <text:p text:style-name="P20"><text:tab/>i:= 0</text:p>
      <text:p text:style-name="P21"><text:tab/>faire</text:p>
      <text:p text:style-name="P22"><text:tab/><text:tab/>lettre:= mot[i]</text:p>
      <text:p text:style-name="P23"><text:tab/><text:tab/>i++</text:p>
      <text:p text:style-name="P24"><text:tab/>tant que(i&lt;19 &amp;&amp; lettre!=’\0’)</text:p>
      <text:p text:style-name="P25"><text:tab/>i:=i-2</text:p>
      <text:p text:style-name="P26"/>
      <text:p text:style-name="P27"><text:tab/>// palindrome (entier)</text:p>
      <text:p text:style-name="P28"><text:tab/>// j (entier)0</text:p>
      <text:p text:style-name="P29"><text:tab/>palindrome:= 1</text:p>
      <text:p text:style-name="P30"><text:tab/></text:p>
      <text:p text:style-name="P31"><text:tab/>pour (j=0; j&lt;=i &amp;&amp; palindrome ==1; j++)</text:p>
      <text:p text:style-name="P32"><text:tab/></text:p>
      <text:p text:style-name="P33"><text:tab/><text:tab/>si(mot[j]!=mot[i-j]</text:p>
      <text:p text:style-name="P34"><text:tab/><text:tab/>palindrome:= 0</text:p>
      <text:p text:style-name="P35"><text:tab/><text:tab/>Écrire nomLe nom n’est pas un Palindrome à<text:s/>l’écran</text:p>
      <text:p text:style-name="P36"><text:tab/><text:tab/></text:p>
      <text:p text:style-name="P37"><text:tab/><text:tab/>si <text:s/>(palindrome ==1)</text:p>
      <text:p text:style-name="P38"><text:tab/><text:tab/>RETOURNER 0</text:p>
      <text:p text:style-name="P39">FIN</text:p>
      <text:p text:style-name="P40"/>
      <text:p text:style-name="P41">Pseudo code recherche de caractère</text:p>
      <text:p text:style-name="P42"/>
      <text:p text:style-name="P43">main ()</text:p>
      <text:p text:style-name="P44"><text:tab/>//main( entier)</text:p>
      <text:p text:style-name="P45"/>
      <text:p text:style-name="P46">DÉBUT</text:p>
      <text:p text:style-name="P47"><text:tab/>// mot [20] (charactère)</text:p>
      <text:p text:style-name="P48"><text:tab/>// lettre (charactère)</text:p>
      <text:p text:style-name="P49"><text:tab/>// lettre_tampon (charactère)</text:p>
      <text:p text:style-name="P50"><text:tab/></text:p>
      <text:p text:style-name="P51"><text:tab/>Demander à l’utilisateur d’entrer le mot dans lequel la lettre est recherchée sur le clavier</text:p>
      <text:p text:style-name="P52"><text:tab/>Lire mot [20] du clavier</text:p>
      <text:p text:style-name="P53"><text:tab/></text:p>
      <text:p text:style-name="P54"><text:tab/>Afficher<text:s/>à l’écran :<text:s/>Le mot est, (mot[20])</text:p>
      <text:p text:style-name="P55"/>
      <text:p text:style-name="P56"><text:tab/>Demander à l’utilisateur d’entrer la lettre recherchée dans le mot sur le clavier</text:p>
      <text:p text:style-name="P57"><text:tab/>Lire lettre du clavier</text:p>
      <text:p text:style-name="P58"/>
      <text:p text:style-name="P59"><text:tab/>// i ( entier )</text:p>
      <text:p text:style-name="P60"/>
      <text:p text:style-name="Standard"><text:span text:style-name="T61"><text:tab/></text:span><text:span text:style-name="T62">Pour</text:span><text:span text:style-name="T63"><text:s/></text:span><text:span text:style-name="T64"><text:s/>i =0</text:span><text:span text:style-name="T65"><text:s/>à</text:span><text:span text:style-name="T66"><text:s/>i&lt;=19</text:span><text:span text:style-name="T67">,</text:span><text:span text:style-name="T68"><text:s/></text:span><text:span text:style-name="T69">implementer i</text:span></text:p>
      <text:p text:style-name="Standard"><text:span text:style-name="T70"><text:tab/></text:span><text:span text:style-name="T71"><text:tab/></text:span><text:span text:style-name="T72">lettre tampon:= mot[i]</text:span></text:p>
      <text:p text:style-name="P73"><text:tab/><text:tab/><text:tab/>si<text:s/>(lettre tampon:= lettre)</text:p>
      <text:p text:style-name="P74"><text:tab/><text:tab/><text:tab/><text:tab/>Afficher à l’écran, la lettre se trouve à la position<text:s/>i+1</text:p>
      <text:p text:style-name="P75"><text:tab/>RETOURNE 0</text:p>
      <text:soft-page-break/>
      <text:p text:style-name="P76">FIN</text:p>
      <text:p text:style-name="P77"/>
      <text:p text:style-name="P78"/>
      <text:p text:style-name="P79"/>
      <text:p text:style-name="P80">Pseudo Code Sinus</text:p>
      <text:p text:style-name="P81"/>
      <text:p text:style-name="P82">Somation(x)</text:p>
      <text:p text:style-name="P83">Exposant(x,i)</text:p>
      <text:p text:style-name="P84">Factoriel(i)</text:p>
      <text:p text:style-name="P85">// somation, exposant, factoriel (réel)</text:p>
      <text:p text:style-name="P86">PI := 3,141926535</text:p>
      <text:p text:style-name="P87">main ()</text:p>
      <text:p text:style-name="P88"><text:tab/>// main (réel)</text:p>
      <text:p text:style-name="P89"><text:tab/>X ;</text:p>
      <text:p text:style-name="P90"><text:tab/>//x (réel)</text:p>
      <text:p text:style-name="P91"><text:tab/>Écrire à l’écran nomQuel est la<text:s/>valeur du sinus a calculer (x)</text:p>
      <text:p text:style-name="P92"><text:tab/>Lire X du clavier</text:p>
      <text:p text:style-name="P93"/>
      <text:p text:style-name="P94"><text:tab/>Tant que (x&lt;0 ou x&gt; 2*PI)</text:p>
      <text:p text:style-name="P95"><text:tab/><text:tab/>Si (x&lt;0)</text:p>
      <text:p text:style-name="P96"><text:tab/><text:tab/><text:tab/>X=x+2*PI</text:p>
      <text:p text:style-name="P97"><text:tab/><text:tab/>Sinon</text:p>
      <text:p text:style-name="P98"><text:tab/><text:tab/><text:tab/>X=x-2*PI</text:p>
      <text:p text:style-name="P99">RETURN 0</text:p>
      <text:p text:style-name="P100">FONCTION somation ( x) :résultat</text:p>
      <text:p text:style-name="P101"><text:tab/>// x (réel)</text:p>
      <text:p text:style-name="P102">// résultat ( réel) <text:s/><text:tab/></text:p>
      <text:p text:style-name="P103">DÉBUT</text:p>
      <text:p text:style-name="P104">// j ( entier)</text:p>
      <text:p text:style-name="P105"><text:tab/>j := 0</text:p>
      <text:p text:style-name="P106"><text:tab/>résultat :=0</text:p>
      <text:p text:style-name="P107"><text:tab/><text:tab/>pour (int i<text:s/>= 1; &lt;=20;i+=2)</text:p>
      <text:p text:style-name="P108"><text:tab/><text:tab/>résultat + = ( exposant (x,i)/factoriel(i))*exposant(-1,j);</text:p>
      <text:p text:style-name="P109"><text:tab/><text:tab/>j++;</text:p>
      <text:p text:style-name="P110"><text:tab/>RETURN résultat</text:p>
      <text:p text:style-name="P111">FIN</text:p>
      <text:p text:style-name="P112">FONCTION exposant (x,i) : résultat</text:p>
      <text:p text:style-name="P113"><text:tab/>// x (réel)</text:p>
      <text:p text:style-name="P114"><text:tab/>// i (entier)</text:p>
      <text:p text:style-name="P115"><text:tab/>// résultat (réel)</text:p>
      <text:p text:style-name="P116">DÉBUT</text:p>
      <text:p text:style-name="P117"><text:tab/>// j (entier)</text:p>
      <text:p text:style-name="P118"><text:tab/>Pour (j=0; j&lt;=i; j++)</text:p>
      <text:p text:style-name="P119"><text:tab/><text:tab/>Si (j :=0)</text:p>
      <text:p text:style-name="P120"><text:tab/><text:tab/><text:tab/>résultat :=0</text:p>
      <text:p text:style-name="P121"><text:tab/><text:tab/>sinon</text:p>
      <text:p text:style-name="P122"><text:tab/><text:tab/><text:tab/>résultat=résultat*x</text:p>
      <text:p text:style-name="P123"><text:tab/>RETURN résultat</text:p>
      <text:p text:style-name="P124">FIN</text:p>
      <text:p text:style-name="P125">FONCTION factoriel(i,n)</text:p>
      <text:p text:style-name="P126"><text:tab/>// i (entier)</text:p>
      <text:p text:style-name="P127"><text:tab/>// n (entier)</text:p>
      <text:p text:style-name="P128">DÉBUT</text:p>
      <text:p text:style-name="P129"><text:tab/>//résultat (réel)</text:p>
      <text:p text:style-name="P130"><text:tab/>résultat :=1</text:p>
      <text:p text:style-name="P131"><text:tab/>pour (n=1 ; n&lt;=i ; n++)</text:p>
      <text:p text:style-name="P132"><text:tab/>résultat=résultat*n</text:p>
      <text:p text:style-name="P133"><text:tab/>RETURN résultat</text:p>
      <text:p text:style-name="P134">FIN</text:p>
      <text:p text:style-name="P135"/>
      <text:p text:style-name="P136"/>
      <text:p text:style-name="P137">Pseudo Code Addition de matrice</text:p>
      <text:p text:style-name="P138"/>
      <text:p text:style-name="P139">Main ( )</text:p>
      <text:p text:style-name="P140">// main ( entier)</text:p>
      <text:p text:style-name="P141"/>
      <text:p text:style-name="P142">DÉBUT</text:p>
      <text:p text:style-name="P143"><text:tab/></text:p>
      <text:p text:style-name="P144"><text:tab/>dimension</text:p>
      <text:p text:style-name="P145"><text:tab/>// dimension ( entier )</text:p>
      <text:p text:style-name="P146"><text:tab/>Écrire à l’écran nomQuel est la dimension des matrices</text:p>
      <text:p text:style-name="P147"><text:tab/>Lire dimension du clavier</text:p>
      <text:p text:style-name="P148"/>
      <text:p text:style-name="P149"><text:tab/>m1[dimension][dimension]</text:p>
      <text:p text:style-name="P150"><text:tab/>m2[dimension][dimension]</text:p>
      <text:p text:style-name="P151"><text:tab/>m3[dimension][dimension]</text:p>
      <text:p text:style-name="P152"><text:tab/>//m1,m2,m3<text:s/>(entier)</text:p>
      <text:p text:style-name="P153"/>
      <text:p text:style-name="P154"><text:tab/>range</text:p>
      <text:p text:style-name="P155"><text:tab/>colonne</text:p>
      <text:p text:style-name="P156"><text:tab/>//range,colonne (entier)</text:p>
      <text:p text:style-name="P157"><text:tab/></text:p>
      <text:p text:style-name="P158"><text:tab/>Pour ( range=0; range&lt;dimension; range ++)</text:p>
      <text:soft-page-break/>
      <text:p text:style-name="P159"><text:tab/><text:tab/>Pour ( colonne=0; colonne&lt;range; colonne ++)</text:p>
      <text:p text:style-name="P160"><text:tab/><text:tab/><text:tab/></text:p>
      <text:p text:style-name="P161"><text:tab/><text:tab/><text:tab/>Écrire à l’écran nomQuel est la valeur de la matrice 1 à la position range ( ), colonne ( ), range+1,colonne+1</text:p>
      <text:p text:style-name="P162"><text:tab/><text:tab/><text:tab/>Lire position range et position colonne du clavier de m1</text:p>
      <text:p text:style-name="P163"/>
      <text:p text:style-name="P164"><text:tab/>Pour (range=0;range&lt;=dimension; range ++)</text:p>
      <text:p text:style-name="P165"><text:tab/><text:tab/>Pour ( colonne=0; colonne&lt;range; colonne ++)</text:p>
      <text:p text:style-name="P166"/>
      <text:p text:style-name="P167"><text:tab/><text:tab/><text:tab/></text:p>
      <text:p text:style-name="P168"/>
      <text:p text:style-name="P169"><text:tab/><text:tab/><text:tab/>Écrire à l’écran nomQuel est la valeur de la matrice 2<text:s/>à la position range ( ), colonne ( ), range+1,colonne+1</text:p>
      <text:p text:style-name="P170"><text:tab/><text:tab/><text:tab/>Lire position range et position colonne du clavier de m²</text:p>
      <text:p text:style-name="P171"/>
      <text:p text:style-name="P172"/>
      <text:p text:style-name="P173"/>
      <text:p text:style-name="P174"><text:tab/><text:tab/>Pour (range=0;range&lt;=dimension; range ++)</text:p>
      <text:p text:style-name="P175"><text:tab/><text:tab/><text:tab/>Pour ( colonne=0; colonne&lt;range; colonne ++)</text:p>
      <text:p text:style-name="P176"/>
      <text:p text:style-name="P177"><text:tab/><text:tab/><text:tab/><text:tab/>m3[range][colonne]=m1[range][colonne]*m2[range][colonne]</text:p>
      <text:p text:style-name="P178"/>
      <text:p text:style-name="P179"><text:tab/><text:tab/><text:tab/>afficherM(dimension,m1)</text:p>
      <text:p text:style-name="P180"><text:tab/><text:tab/><text:tab/>afficherM(dimension,m2)</text:p>
      <text:p text:style-name="P181"><text:tab/><text:tab/><text:tab/>afficherM(dimension,m3)</text:p>
      <text:p text:style-name="P182"/>
      <text:p text:style-name="P183"><text:tab/><text:tab/>RETOURNER 0</text:p>
      <text:p text:style-name="P184"><text:tab/></text:p>
      <text:p text:style-name="P185"><text:tab/>afficherM(dimension, matrice[dimension][dimension]</text:p>
      <text:p text:style-name="P186"/>
      <text:p text:style-name="P187"><text:tab/><text:tab/>pour(range=0; range&lt;=dimension; range ++)</text:p>
      <text:p text:style-name="P188"><text:tab/><text:tab/><text:tab/>Pour ( colonne=0; colonne&lt;range; colonne ++)</text:p>
      <text:p text:style-name="P189"><text:tab/><text:tab/></text:p>
      <text:p text:style-name="P190"><text:tab/><text:tab/><text:tab/>Écrire à l’écran nomMatrice[range][colonne]</text:p>
      <text:p text:style-name="P191"><text:tab/><text:tab/></text:p>
      <text:p text:style-name="P192"><text:tab/><text:tab/></text:p>
      <text:p text:style-name="P193"><text:span text:style-name="T194">F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sack Breton</dc:creator>
    <meta:creation-date>2019-09-30T19:39:00Z</meta:creation-date>
    <dc:date>2019-10-01T18:40:00Z</dc:date>
    <meta:template xlink:href="Normal.dotm" xlink:type="simple"/>
    <meta:editing-cycles>5</meta:editing-cycles>
    <meta:editing-duration>PT2580S</meta:editing-duration>
    <meta:document-statistic meta:page-count="3" meta:paragraph-count="6" meta:word-count="537" meta:character-count="3486" meta:row-count="24" meta:non-whitespace-character-count="2955"/>
  </office:meta>
</office:document-meta>
</file>